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fo:font-size="11pt" fo:font-weight="bold" officeooo:rsid="00048258" officeooo:paragraph-rsid="00048258" style:font-size-asian="11pt" style:font-weight-asian="bold" style:font-size-complex="11pt" style:font-weight-complex="bold"/>
    </style:style>
    <style:style style:name="P2" style:family="paragraph" style:parent-style-name="Standard">
      <style:text-properties fo:font-size="11pt" officeooo:rsid="00048258" officeooo:paragraph-rsid="00048258" style:font-size-asian="11pt" style:font-size-complex="11pt"/>
    </style:style>
    <style:style style:name="P3" style:family="paragraph" style:parent-style-name="Standard">
      <style:text-properties fo:font-size="11pt" officeooo:rsid="00048258" officeooo:paragraph-rsid="0005027b" style:font-size-asian="11pt" style:font-size-complex="11pt"/>
    </style:style>
    <style:style style:name="P4" style:family="paragraph" style:parent-style-name="Standard">
      <style:text-properties fo:font-size="11pt" officeooo:rsid="0005027b" officeooo:paragraph-rsid="0005027b" style:font-size-asian="11pt" style:font-size-complex="11pt"/>
    </style:style>
    <style:style style:name="P5" style:family="paragraph" style:parent-style-name="Standard">
      <style:text-properties fo:font-size="11pt" officeooo:rsid="00054d2b" officeooo:paragraph-rsid="00054d2b" style:font-size-asian="11pt" style:font-size-complex="11pt"/>
    </style:style>
    <style:style style:name="P6" style:family="paragraph" style:parent-style-name="Standard">
      <style:text-properties fo:font-size="11pt" fo:font-weight="bold" officeooo:rsid="00054d2b" officeooo:paragraph-rsid="00054d2b" style:font-size-asian="11pt" style:font-weight-asian="bold" style:font-size-complex="11pt" style:font-weight-complex="bold"/>
    </style:style>
    <style:style style:name="P7" style:family="paragraph" style:parent-style-name="Standard">
      <style:text-properties fo:font-size="11pt" fo:font-weight="normal" officeooo:rsid="00054d2b" officeooo:paragraph-rsid="000c497f" style:font-size-asian="11pt" style:font-weight-asian="normal" style:font-size-complex="11pt" style:font-weight-complex="normal"/>
    </style:style>
    <style:style style:name="P8" style:family="paragraph" style:parent-style-name="Standard">
      <style:text-properties fo:font-size="11pt" fo:font-weight="normal" officeooo:rsid="00054d2b" officeooo:paragraph-rsid="00054d2b" style:font-size-asian="11pt" style:font-weight-asian="normal" style:font-size-complex="11pt" style:font-weight-complex="normal"/>
    </style:style>
    <style:style style:name="P9" style:family="paragraph" style:parent-style-name="Standard">
      <style:text-properties fo:font-size="11pt" fo:font-weight="normal" officeooo:rsid="00073f61" officeooo:paragraph-rsid="00073f61" style:font-size-asian="11pt" style:font-weight-asian="normal" style:font-size-complex="11pt" style:font-weight-complex="normal"/>
    </style:style>
    <style:style style:name="P10" style:family="paragraph" style:parent-style-name="Standard">
      <style:text-properties fo:font-size="11pt" fo:font-weight="bold" officeooo:rsid="00073f61" officeooo:paragraph-rsid="00073f61" style:font-size-asian="11pt" style:font-weight-asian="bold" style:font-size-complex="11pt" style:font-weight-complex="bold"/>
    </style:style>
    <style:style style:name="P11" style:family="paragraph" style:parent-style-name="Standard">
      <style:text-properties fo:font-size="11pt" fo:font-weight="normal" officeooo:rsid="0016e361" officeooo:paragraph-rsid="0016e361" style:font-size-asian="11pt" style:font-weight-asian="normal" style:font-size-complex="11pt" style:font-weight-complex="normal"/>
    </style:style>
    <style:style style:name="P12" style:family="paragraph" style:parent-style-name="Standard">
      <style:text-properties fo:font-size="11pt" fo:font-weight="bold" officeooo:rsid="000b94aa" officeooo:paragraph-rsid="000b94aa" style:font-size-asian="11pt" style:font-weight-asian="bold" style:font-size-complex="11pt" style:font-weight-complex="bold"/>
    </style:style>
    <style:style style:name="P13" style:family="paragraph" style:parent-style-name="Standard">
      <style:text-properties fo:font-size="11pt" fo:font-weight="normal" officeooo:rsid="000e061c" officeooo:paragraph-rsid="000e061c" style:font-size-asian="11pt" style:font-weight-asian="normal" style:font-size-complex="11pt" style:font-weight-complex="normal"/>
    </style:style>
    <style:style style:name="P14" style:family="paragraph" style:parent-style-name="Standard">
      <style:text-properties fo:font-size="11pt" fo:font-weight="normal" officeooo:rsid="000f169d" officeooo:paragraph-rsid="001574a9" style:font-size-asian="11pt" style:font-weight-asian="normal" style:font-size-complex="11pt" style:font-weight-complex="normal"/>
    </style:style>
    <style:style style:name="P15" style:family="paragraph" style:parent-style-name="Standard">
      <style:text-properties fo:font-size="11pt" fo:font-weight="normal" officeooo:rsid="000f169d" officeooo:paragraph-rsid="000f169d"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officeooo:rsid="00054d2b"/>
    </style:style>
    <style:style style:name="T3" style:family="text">
      <style:text-properties officeooo:rsid="00073f61"/>
    </style:style>
    <style:style style:name="T4" style:family="text">
      <style:text-properties officeooo:rsid="000c497f"/>
    </style:style>
    <style:style style:name="T5" style:family="text">
      <style:text-properties officeooo:rsid="0009a5f6"/>
    </style:style>
    <style:style style:name="T6" style:family="text">
      <style:text-properties officeooo:rsid="0018dbf6"/>
    </style:style>
    <style:style style:name="T7" style:family="text">
      <style:text-properties officeooo:rsid="001574a9"/>
    </style:style>
    <style:style style:name="T8" style:family="text">
      <style:text-properties officeooo:rsid="000f169d"/>
    </style:style>
    <style:style style:name="T9" style:family="text">
      <style:text-properties officeooo:rsid="00104dd0"/>
    </style:style>
    <style:style style:name="T10" style:family="text">
      <style:text-properties officeooo:rsid="00192f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ic Shi Submission Report</text:p>
      <text:p text:style-name="P2"/>
      <text:p text:style-name="P3"><text:span text:style-name="T1">Main features</text:span>: </text:p>
      <text:p text:style-name="P3">Added capability for python cli to produce both .musicxml files as well as western sheet music format <text:span text:style-name="T2">(pdf)</text:span> </text:p>
      <text:p text:style-name="P4">Made simple demo site that uses OpenSheetMusicDisplay <text:span text:style-name="T2">(OSMD) to display western sheet music, as well as play it with cursor.</text:span></text:p>
      <text:p text:style-name="P5">Detailed documentation located in /docs/pipeline_json_to_pdf.md and /docs/web_app.md</text:p>
      <text:p text:style-name="P4"/>
      <text:p text:style-name="P6">Approach <text:span text:style-name="T3">and Implementation</text:span>: </text:p>
      <text:p text:style-name="P7">The approach to keep as much of the system in python as possible, and to build on what already existed in the repository instead of tearing things down and building from scratch. The JSON generated by LLMs is first converted into a .musicxml file by parsing each note and converting it into a music21 element. <text:span text:style-name="T4">Each music21 element is then compiled into a single .musicxml file, t</text:span>hen by using information already given by the CLI, the .musicxml file is completed with all vital information and can be used for further purposes. </text:p>
      <text:p text:style-name="P8"/>
      <text:p text:style-name="P8">The .musicxml file is then turned into a SVG file <text:span text:style-name="T3">in an intermediary step by the python library verovio, which is then cleaned to ensure it can be translated into a PDF properly. Then it uses the svglib library to convert the intermediary SVG file into a final pdf file that will be presented to the end user. </text:span></text:p>
      <text:p text:style-name="P8"/>
      <text:p text:style-name="P9">The previous process is written completely in python to ensure simplicity by not having to use multiple programming languages, however since the challenge specifies that it needs to be able to rendered in the web I took the liberty to also show how this system can be used to do that.</text:p>
      <text:p text:style-name="P9"/>
      <text:p text:style-name="P9">I made a simple python web app that uses flask to connect the html frontend to the python backend. Then I wrote code so that the backend also includes the OSMD library (which uses VexFlow) to generate rendered western from the .musicxml file generated by the python backend. OSMD is chosen over VexFlow as it has built in capabilities to render .musicxml files natively, as well as for its implementation of a cursor.</text:p>
      <text:p text:style-name="P9"/>
      <text:p text:style-name="P9">The synced cursor and midi playing is accomplished by calculating the duration of each note in the midi file, then when each note finishes the cursor will automatically move to the next note</text:p>
      <text:p text:style-name="P9"/>
      <text:p text:style-name="P10">Challenges</text:p>
      <text:p text:style-name="P9">The JSON file that the LLM outputs lacks crucial information, which would have made the rendered <text:span text:style-name="T5">western sheet music notation missing crucial information such as key signature and time signature. Solved by integrating the conversion process into the CLI. </text:span></text:p>
      <text:p text:style-name="P9"/>
      <text:p text:style-name="P11">A second challenge was handling notes whose duration exceeded a measure. Since exceeding a measure is musically impossible and would be rejected by <text:span text:style-name="T6">musicxml format</text:span>, this required the note to be split into two in the two or more measures that it spanned, and tying those notes together. </text:p>
      <text:p text:style-name="P11"/>
      <text:p text:style-name="P12">Objectives and Roadmap</text:p>
      <text:p text:style-name="P13">Moving forwards, the most pressing features that I would work <text:span text:style-name="T7">first </text:span>on is implementing dynamics and articulations to generated sheet music. As those are very important concepts for someone learning how to play an instrument because most pieces require them, <text:span text:style-name="T7">and already have representations in musicxml so it would be simple</text:span>. After that, I would focus on more advanced notation <text:span text:style-name="T8">such as repeat signs, volta brackets, and coda signs as they also often appear in pieces. </text:span></text:p>
      <text:p text:style-name="P14"/>
      <text:p text:style-name="P14"><text:span text:style-name="T9">A third useful feature would be g</text:span>enerating the required fingerings for playing the practice piece, <text:span text:style-name="T10">since</text:span> <text:span text:style-name="T10">it can </text:span>be helpful for people starting out with an instrument and need reminding how fingerings work for their instrument. </text:p>
      <text:p text:style-name="P14"/>
      <text:p text:style-name="P15"><text:span text:style-name="T7">Lastly I would work on</text:span> a live feedback feature where the user can play the generated practice piece, then by using a microphone HarmonyHub can detect if it is being played correctly. </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3T21:39:53.923654000</meta:creation-date>
    <dc:date>2026-03-05T10:43:21.471615800</dc:date>
    <meta:editing-duration>PT16H10M15S</meta:editing-duration>
    <meta:editing-cycles>11</meta:editing-cycles>
    <meta:generator>LibreOffice/25.2.7.2$Windows_X86_64 LibreOffice_project/5cbfd1ab6520636bb5f7b99185aa69bd7456825d</meta:generator>
    <meta:print-date>2026-03-05T10:43:32.486612700</meta:print-date>
    <meta:printed-by>PDF files</meta:printed-by>
    <meta:document-statistic meta:table-count="0" meta:image-count="0" meta:object-count="0" meta:page-count="1" meta:paragraph-count="18" meta:word-count="595" meta:character-count="3565" meta:non-whitespace-character-count="2978"/>
  </office:meta>
</office:document-meta>
</file>